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bold" fo:font-family="Arial" style:font-family-asian="Arial" style:font-family-complex="Arial" fo:background-color="transparent" fo:color="#0000ff"/>
    </style:style>
    <style:style style:name="T2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5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/</text:span><text:a xlink:href="py3o://if="><text:span text:style-name="T3">if=</text:span><text:span text:style-name="T4">HYPERLINK "py3o://if="o.validity_date"/"</text:span><text:span text:style-name="T5">"</text:span><text:span text:style-name="T6">HYPERLINK "py3o://if="o.validity_date"/"</text:span><text:span text:style-name="T7">objects.exam_number_for_reference</text:span><text:span text:style-name="T8">HYPERLINK "py3o://if="o.validity_date"/"</text:span><text:span text:style-name="T9">"</text:span></text:a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